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11/7 - 1/7*[.C2]+3/7*[.D2];4)" office:value-type="float" office:value="1.5714" calcext:value-type="float">
            <text:p>1.5714</text:p>
          </table:table-cell>
          <table:table-cell table:formula="of:=ROUND(-13/6 + 3/6*[.B3]+2/6*[.D2];4)" office:value-type="float" office:value="-1.381" calcext:value-type="float">
            <text:p>-1.381</text:p>
          </table:table-cell>
          <table:table-cell table:formula="of:=ROUND(-15/8 - 2/8*[.B3]+1/8*[.C3];4)" office:value-type="float" office:value="-2.4405" calcext:value-type="float">
            <text:p>-2.4405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11/7 - 1/7*[.H2]+3/7*[.I2];4)" office:value-type="float" office:value="1.5714" calcext:value-type="float">
            <text:p>1.5714</text:p>
          </table:table-cell>
          <table:table-cell table:formula="of:=ROUND(13/(-6) - 3/(-6)*[.G2]-2/(-6)*[.I2];4)" office:value-type="float" office:value="-2.1667" calcext:value-type="float">
            <text:p>-2.1667</text:p>
          </table:table-cell>
          <table:table-cell table:formula="of:=ROUND((-15)/8 - 2/(8)*[.G2]-(-1)/(8)*[.H2];4)" office:value-type="float" office:value="-1.875" calcext:value-type="float">
            <text:p>-1.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11/7 - 1/7*[.C3]+3/7*[.D3];4)" office:value-type="float" office:value="0.7228" calcext:value-type="float">
            <text:p>0.7228</text:p>
          </table:table-cell>
          <table:table-cell table:formula="of:=ROUND(-13/6 + 3/6*[.B4]+2/6*[.D3];4)" office:value-type="float" office:value="-2.6188" calcext:value-type="float">
            <text:p>-2.6188</text:p>
          </table:table-cell>
          <table:table-cell table:formula="of:=ROUND(-15/8 - 2/8*[.B4]+1/8*[.C4];4)" office:value-type="float" office:value="-2.3831" calcext:value-type="float">
            <text:p>-2.3831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11/7 - 1/7*[.H3]+3/7*[.I3];4)" office:value-type="float" office:value="1.0774" calcext:value-type="float">
            <text:p>1.0774</text:p>
          </table:table-cell>
          <table:table-cell table:formula="of:=ROUND(13/(-6) - 3/(-6)*[.G3]-2/(-6)*[.I3];4)" office:value-type="float" office:value="-2.006" calcext:value-type="float">
            <text:p>-2.006</text:p>
          </table:table-cell>
          <table:table-cell table:formula="of:=ROUND((-15)/8 - 2/(8)*[.G3]-(-1)/(8)*[.H3];4)" office:value-type="float" office:value="-2.5387" calcext:value-type="float">
            <text:p>-2.5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11/7 - 1/7*[.C4]+3/7*[.D4];4)" office:value-type="float" office:value="0.9242" calcext:value-type="float">
            <text:p>0.9242</text:p>
          </table:table-cell>
          <table:table-cell table:formula="of:=ROUND(-13/6 + 3/6*[.B5]+2/6*[.D4];4)" office:value-type="float" office:value="-2.4989" calcext:value-type="float">
            <text:p>-2.4989</text:p>
          </table:table-cell>
          <table:table-cell table:formula="of:=ROUND(-15/8 - 2/8*[.B5]+1/8*[.C5];4)" office:value-type="float" office:value="-2.4184" calcext:value-type="float">
            <text:p>-2.4184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11/7 - 1/7*[.H4]+3/7*[.I4];4)" office:value-type="float" office:value="0.77" calcext:value-type="float">
            <text:p>0.77</text:p>
          </table:table-cell>
          <table:table-cell table:formula="of:=ROUND(13/(-6) - 3/(-6)*[.G4]-2/(-6)*[.I4];4)" office:value-type="float" office:value="-2.4742" calcext:value-type="float">
            <text:p>-2.4742</text:p>
          </table:table-cell>
          <table:table-cell table:formula="of:=ROUND((-15)/8 - 2/(8)*[.G4]-(-1)/(8)*[.H4];4)" office:value-type="float" office:value="-2.3951" calcext:value-type="float">
            <text:p>-2.395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ROUND(11/7 - 1/7*[.C5]+3/7*[.D5];4)" office:value-type="float" office:value="0.892" calcext:value-type="float">
            <text:p>0.892</text:p>
          </table:table-cell>
          <table:table-cell table:style-name="ce1" table:formula="of:=ROUND(-13/6 + 3/6*[.B6]+2/6*[.D5];4)" office:value-type="float" office:value="-2.5268" calcext:value-type="float">
            <text:p>-2.5268</text:p>
          </table:table-cell>
          <table:table-cell table:style-name="ce1" table:formula="of:=ROUND(-15/8 - 2/8*[.B6]+1/8*[.C6];4)" office:value-type="float" office:value="-2.4139" calcext:value-type="float">
            <text:p>-2.413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11/7 - 1/7*[.H5]+3/7*[.I5];4)" office:value-type="float" office:value="0.8984" calcext:value-type="float">
            <text:p>0.8984</text:p>
          </table:table-cell>
          <table:table-cell table:formula="of:=ROUND(13/(-6) - 3/(-6)*[.G5]-2/(-6)*[.I5];4)" office:value-type="float" office:value="-2.58" calcext:value-type="float">
            <text:p>-2.58</text:p>
          </table:table-cell>
          <table:table-cell table:formula="of:=ROUND((-15)/8 - 2/(8)*[.G5]-(-1)/(8)*[.H5];4)" office:value-type="float" office:value="-2.3768" calcext:value-type="float">
            <text:p>-2.376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ROUND(11/7 - 1/7*[.C6]+3/7*[.D6];4)" office:value-type="float" office:value="0.8979" calcext:value-type="float">
            <text:p>0.8979</text:p>
          </table:table-cell>
          <table:table-cell table:style-name="ce1" table:formula="of:=ROUND(-13/6 + 3/6*[.B7]+2/6*[.D6];4)" office:value-type="float" office:value="-2.5224" calcext:value-type="float">
            <text:p>-2.5224</text:p>
          </table:table-cell>
          <table:table-cell table:style-name="ce1" table:formula="of:=ROUND(-15/8 - 2/8*[.B7]+1/8*[.C7];4)" office:value-type="float" office:value="-2.4148" calcext:value-type="float">
            <text:p>-2.414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11/7 - 1/7*[.H6]+3/7*[.I6];4)" office:value-type="float" office:value="0.9214" calcext:value-type="float">
            <text:p>0.9214</text:p>
          </table:table-cell>
          <table:table-cell table:formula="of:=ROUND(13/(-6) - 3/(-6)*[.G6]-2/(-6)*[.I6];4)" office:value-type="float" office:value="-2.5097" calcext:value-type="float">
            <text:p>-2.5097</text:p>
          </table:table-cell>
          <table:table-cell table:formula="of:=ROUND((-15)/8 - 2/(8)*[.G6]-(-1)/(8)*[.H6];4)" office:value-type="float" office:value="-2.4221" calcext:value-type="float">
            <text:p>-2.4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11/7 - 1/7*[.C7]+3/7*[.D7];4)" office:value-type="float" office:value="0.8969" calcext:value-type="float">
            <text:p>0.8969</text:p>
          </table:table-cell>
          <table:table-cell table:formula="of:=ROUND(-13/6 + 3/6*[.B8]+2/6*[.D7];4)" office:value-type="float" office:value="-2.5232" calcext:value-type="float">
            <text:p>-2.5232</text:p>
          </table:table-cell>
          <table:table-cell table:formula="of:=ROUND(-15/8 - 2/8*[.B8]+1/8*[.C8];4)" office:value-type="float" office:value="-2.4146" calcext:value-type="float">
            <text:p>-2.4146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11/7 - 1/7*[.H7]+3/7*[.I7];4)" office:value-type="float" office:value="0.8919" calcext:value-type="float">
            <text:p>0.8919</text:p>
          </table:table-cell>
          <table:table-cell table:formula="of:=ROUND(13/(-6) - 3/(-6)*[.G7]-2/(-6)*[.I7];4)" office:value-type="float" office:value="-2.5133" calcext:value-type="float">
            <text:p>-2.5133</text:p>
          </table:table-cell>
          <table:table-cell table:formula="of:=ROUND((-15)/8 - 2/(8)*[.G7]-(-1)/(8)*[.H7];4)" office:value-type="float" office:value="-2.4191" calcext:value-type="float">
            <text:p>-2.41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11/7 - 1/7*[.C8]+3/7*[.D8];4)" office:value-type="float" office:value="0.8971" calcext:value-type="float">
            <text:p>0.8971</text:p>
          </table:table-cell>
          <table:table-cell table:formula="of:=ROUND(-13/6 + 3/6*[.B9]+2/6*[.D8];4)" office:value-type="float" office:value="-2.523" calcext:value-type="float">
            <text:p>-2.523</text:p>
          </table:table-cell>
          <table:table-cell table:formula="of:=ROUND(-15/8 - 2/8*[.B9]+1/8*[.C9];4)" office:value-type="float" office:value="-2.4147" calcext:value-type="float">
            <text:p>-2.4147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11/7 - 1/7*[.H8]+3/7*[.I8];4)" office:value-type="float" office:value="0.8937" calcext:value-type="float">
            <text:p>0.8937</text:p>
          </table:table-cell>
          <table:table-cell table:formula="of:=ROUND(13/(-6) - 3/(-6)*[.G8]-2/(-6)*[.I8];4)" office:value-type="float" office:value="-2.5271" calcext:value-type="float">
            <text:p>-2.5271</text:p>
          </table:table-cell>
          <table:table-cell table:formula="of:=ROUND((-15)/8 - 2/(8)*[.G8]-(-1)/(8)*[.H8];4)" office:value-type="float" office:value="-2.4121" calcext:value-type="float">
            <text:p>-2.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11/7 - 1/7*[.C9]+3/7*[.D9];4)" office:value-type="float" office:value="0.897" calcext:value-type="float">
            <text:p>0.897</text:p>
          </table:table-cell>
          <table:table-cell table:formula="of:=ROUND(-13/6 + 3/6*[.B10]+2/6*[.D9];4)" office:value-type="float" office:value="-2.5231" calcext:value-type="float">
            <text:p>-2.5231</text:p>
          </table:table-cell>
          <table:table-cell table:formula="of:=ROUND(-15/8 - 2/8*[.B10]+1/8*[.C10];4)" office:value-type="float" office:value="-2.4146" calcext:value-type="float">
            <text:p>-2.4146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11/7 - 1/7*[.H9]+3/7*[.I9];4)" office:value-type="float" office:value="0.8987" calcext:value-type="float">
            <text:p>0.8987</text:p>
          </table:table-cell>
          <table:table-cell table:formula="of:=ROUND(13/(-6) - 3/(-6)*[.G9]-2/(-6)*[.I9];4)" office:value-type="float" office:value="-2.5239" calcext:value-type="float">
            <text:p>-2.5239</text:p>
          </table:table-cell>
          <table:table-cell table:formula="of:=ROUND((-15)/8 - 2/(8)*[.G9]-(-1)/(8)*[.H9];4)" office:value-type="float" office:value="-2.4143" calcext:value-type="float">
            <text:p>-2.4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11/7 - 1/7*[.C10]+3/7*[.D10];4)" office:value-type="float" office:value="0.897" calcext:value-type="float">
            <text:p>0.897</text:p>
          </table:table-cell>
          <table:table-cell table:formula="of:=ROUND(-13/6 + 3/6*[.B11]+2/6*[.D10];4)" office:value-type="float" office:value="-2.523" calcext:value-type="float">
            <text:p>-2.523</text:p>
          </table:table-cell>
          <table:table-cell table:formula="of:=ROUND(-15/8 - 2/8*[.B11]+1/8*[.C11];4)" office:value-type="float" office:value="-2.4146" calcext:value-type="float">
            <text:p>-2.4146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11/7 - 1/7*[.H10]+3/7*[.I10];4)" office:value-type="float" office:value="0.8973" calcext:value-type="float">
            <text:p>0.8973</text:p>
          </table:table-cell>
          <table:table-cell table:formula="of:=ROUND(13/(-6) - 3/(-6)*[.G10]-2/(-6)*[.I10];4)" office:value-type="float" office:value="-2.5221" calcext:value-type="float">
            <text:p>-2.5221</text:p>
          </table:table-cell>
          <table:table-cell table:formula="of:=ROUND((-15)/8 - 2/(8)*[.G10]-(-1)/(8)*[.H10];4)" office:value-type="float" office:value="-2.4152" calcext:value-type="float">
            <text:p>-2.4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11/7 - 1/7*[.C11]+3/7*[.D11];4)" office:value-type="float" office:value="0.897" calcext:value-type="float">
            <text:p>0.897</text:p>
          </table:table-cell>
          <table:table-cell table:formula="of:=ROUND(-13/6 + 3/6*[.B12]+2/6*[.D11];4)" office:value-type="float" office:value="-2.523" calcext:value-type="float">
            <text:p>-2.523</text:p>
          </table:table-cell>
          <table:table-cell table:formula="of:=ROUND(-15/8 - 2/8*[.B12]+1/8*[.C12];4)" office:value-type="float" office:value="-2.4146" calcext:value-type="float">
            <text:p>-2.414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11/7 - 1/7*[.H11]+3/7*[.I11];4)" office:value-type="float" office:value="0.8966" calcext:value-type="float">
            <text:p>0.8966</text:p>
          </table:table-cell>
          <table:table-cell table:formula="of:=ROUND(13/(-6) - 3/(-6)*[.G11]-2/(-6)*[.I11];4)" office:value-type="float" office:value="-2.5231" calcext:value-type="float">
            <text:p>-2.5231</text:p>
          </table:table-cell>
          <table:table-cell table:formula="of:=ROUND((-15)/8 - 2/(8)*[.G11]-(-1)/(8)*[.H11];4)" office:value-type="float" office:value="-2.4146" calcext:value-type="float">
            <text:p>-2.4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09:22:52.27724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0-18T14:21:46.099750622</meta:creation-date>
    <dc:date>2018-10-22T16:10:12.239992613</dc:date>
    <dc:creator>abu dzar</dc:creator>
    <meta:editing-duration>PT17H3M37S</meta:editing-duration>
    <meta:editing-cycles>4</meta:editing-cycles>
    <meta:generator>LibreOffice/6.1.2.1$Linux_X86_64 LibreOffice_project/10$Build-1</meta:generator>
    <meta:document-statistic meta:table-count="1" meta:cell-count="96" meta:object-count="0"/>
  </office:meta>
</office:document-meta>
</file>